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26" style:family="graphic">
      <style:graphic-properties svg:stroke-color="#99ccff" draw:fill="solid" draw:fill-color="#99ccff" draw:textarea-horizontal-align="justify" draw:textarea-vertical-align="middle" draw:auto-grow-height="false"/>
    </style:style>
    <style:style style:name="gr27" style:family="graphic">
      <style:graphic-properties svg:stroke-color="#9999ff" draw:fill="solid" draw:fill-color="#9999ff" draw:textarea-horizontal-align="justify" draw:textarea-vertical-align="middle" draw:auto-grow-height="false"/>
    </style:style>
    <style:style style:name="gr28" style:family="graphic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29" style:family="graphic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30" style:family="graphic">
      <style:graphic-properties svg:stroke-color="#99ccff" draw:fill="solid" draw:fill-color="#66ff00" draw:textarea-horizontal-align="justify" draw:textarea-vertical-align="middle" draw:auto-grow-height="false"/>
    </style:style>
    <style:style style:name="gr31" style:family="graphic">
      <style:graphic-properties svg:stroke-color="#99ccff" draw:fill="solid" draw:fill-color="#ff420e" draw:textarea-horizontal-align="justify" draw:textarea-vertical-align="middle" draw:auto-grow-height="false"/>
    </style:style>
    <style:style style:name="gr32" style:family="graphic">
      <style:graphic-properties svg:stroke-color="#99ccff" draw:fill="solid" draw:fill-color="#000066" draw:textarea-horizontal-align="justify" draw:textarea-vertical-align="middle" draw:auto-grow-height="false"/>
    </style:style>
    <style:style style:name="gr33" style:family="graphic">
      <style:graphic-properties svg:stroke-color="#99ccff" draw:fill="solid" draw:fill-color="#579d1c" draw:textarea-horizontal-align="justify" draw:textarea-vertical-align="middle" draw:auto-grow-height="false"/>
    </style:style>
    <style:style style:name="gr34" style:family="graphic">
      <style:graphic-properties svg:stroke-color="#99ccff" draw:fill="solid" draw:fill-color="#7e0021" draw:textarea-horizontal-align="justify" draw:textarea-vertical-align="middle" draw:auto-grow-height="false"/>
    </style:style>
    <style:style style:name="gr35" style:family="graphic">
      <style:graphic-properties svg:stroke-color="#99ccff" draw:fill="solid" draw:fill-color="#83caff" draw:textarea-horizontal-align="justify" draw:textarea-vertical-align="middle" draw:auto-grow-height="false"/>
    </style:style>
    <style:style style:name="gr36" style:family="graphic">
      <style:graphic-properties svg:stroke-color="#99ccff" draw:fill="solid" draw:fill-color="#314004" draw:textarea-horizontal-align="justify" draw:textarea-vertical-align="middle" draw:auto-grow-height="false"/>
    </style:style>
    <style:style style:name="gr37" style:family="graphic">
      <style:graphic-properties svg:stroke-color="#99ccff" draw:fill="solid" draw:fill-color="#aecf00" draw:textarea-horizontal-align="justify" draw:textarea-vertical-align="middle" draw:auto-grow-height="false"/>
    </style:style>
    <style:style style:name="gr38" style:family="graphic">
      <style:graphic-properties svg:stroke-color="#99ccff" draw:fill="solid" draw:fill-color="#4b1f6f" draw:textarea-horizontal-align="justify" draw:textarea-vertical-align="middle" draw:auto-grow-height="false"/>
    </style:style>
    <style:style style:name="gr39" style:family="graphic">
      <style:graphic-properties svg:stroke-color="#99ccff" draw:fill="solid" draw:fill-color="#ff950e" draw:textarea-horizontal-align="justify" draw:textarea-vertical-align="middle" draw:auto-grow-height="false"/>
    </style:style>
    <style:style style:name="gr40" style:family="graphic">
      <style:graphic-properties svg:stroke-color="#99ccff" draw:fill="solid" draw:fill-color="#c5000b" draw:textarea-horizontal-align="justify" draw:textarea-vertical-align="middle" draw:auto-grow-height="false"/>
    </style:style>
    <style:style style:name="gr41" style:family="graphic">
      <style:graphic-properties svg:stroke-color="#99ccff" draw:fill="solid" draw:fill-color="#0084d1" draw:textarea-horizontal-align="justify" draw:textarea-vertical-align="middle" draw:auto-grow-height="false"/>
    </style:style>
    <style:style style:name="gr42" style:family="graphic">
      <style:graphic-properties svg:stroke-color="#99ccff" draw:fill="solid" draw:fill-color="#b7996d" draw:textarea-horizontal-align="justify" draw:textarea-vertical-align="middle" draw:auto-grow-height="false"/>
    </style:style>
    <style:style style:name="gr43" style:family="graphic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44" style:family="graphic">
      <style:graphic-properties svg:stroke-color="#ffffcc"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25" draw:text-style-name="P1" draw:layer="Разметка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Разметка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Разметка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Разметка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Разметка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Разметка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Разметка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Разметка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Разметка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Разметка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Разметка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Разметка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Разметка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Разметка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25" draw:text-style-name="P1" draw:layer="Разметка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Разметка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25" draw:text-style-name="P1" draw:layer="Разметка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Разметка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Разметка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Разметка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Разметка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Разметка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Разметка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Разметка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Разметка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Разметка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Разметка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Разметка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28" draw:text-style-name="P1" draw:layer="Разметка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Разметка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Разметка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Разметка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Разметка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Разметка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Разметка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Разметка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Разметка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Разметка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Разметка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Разметка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1" draw:layer="Разметка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1" draw:layer="Разметка" svg:width="1.5cm" svg:height="1.5cm" draw:transform="skewX (-0.000698131700797754) rotate (-0.785398163397448) translate (58.061cm 56.9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1" draw:layer="Разметка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Разметка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1" draw:layer="Разметка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1" draw:layer="Разметка" svg:width="1.5cm" svg:height="1.5cm" draw:transform="skewX (-0.000698131700797754) rotate (-0.785398163397448) translate (66.561cm 56.9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1" draw:layer="Разметка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Разметка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1" draw:layer="Разметка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1" draw:layer="Разметка" svg:width="1.5cm" svg:height="1.5cm" draw:transform="skewX (-0.000698131700797754) rotate (-0.785398163397448) translate (75.061cm 56.9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1" draw:layer="Разметка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Разметка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1" draw:layer="Разметка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1" draw:layer="Разметка" svg:width="1.5cm" svg:height="1.5cm" draw:transform="skewX (-0.000698131700797754) rotate (-0.785398163397448) translate (83.561cm 56.9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1" draw:layer="Разметка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Разметка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1" draw:layer="Разметка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1" draw:layer="Разметка" svg:width="1.5cm" svg:height="1.5cm" draw:transform="skewX (-0.000698131700797754) rotate (-0.785398163397448) translate (92.061cm 56.9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1" draw:layer="Разметка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Разметка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1" draw:layer="Разметка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1" draw:layer="Разметка" svg:width="1.5cm" svg:height="1.5cm" draw:transform="skewX (-0.000698131700797754) rotate (-0.785398163397448) translate (100.561cm 56.9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Красно-Зелёный" draw:style="linear" draw:start-color="#ff3333" draw:end-color="#99ff66" draw:start-intensity="85%" draw:end-intensity="85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20T17:09:46.011000000</dc:date>
    <meta:editing-duration>PT15H6M50S</meta:editing-duration>
    <meta:editing-cycles>64</meta:editing-cycles>
    <meta:generator>LibreOffice/4.1.0.4$Windows_x86 LibreOffice_project/89ea49ddacd9aa532507cbf852f2bb22b1ace28</meta:generator>
    <meta:document-statistic meta:object-count="307"/>
  </office:meta>
</office:document-meta>
</file>